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402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6.3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8080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300<text:span text:style-name="T1">Ω Resistors</text:span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www.digikey.com/en/products/detail/nte-electronics-inc/QW130/11653195" xlink:type="simple">https://www.digikey.com/en/products/detail/nte-electronics-inc/QW130/11653195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D Co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www.digikey.com/en/products/detail/nte-electronics-inc/NTE30142/13968306" xlink:type="simple">https://www.digikey.com/en/products/detail/nte-electronics-inc/NTE30142/13968306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D Ro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www.digikey.com/en/products/detail/nte-electronics-inc/NTE30141/13968204" xlink:type="simple">https://www.digikey.com/en/products/detail/nte-electronics-inc/NTE30141/13968204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D Key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www.digikey.com/en/products/detail/nte-electronics-inc/NTE30143/13968277" xlink:type="simple">https://www.digikey.com/en/products/detail/nte-electronics-inc/NTE30143/13968277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D 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en/products/detail/nte-electronics-inc/NTE3140/11653644" xlink:type="simple">https://www.digikey.com/en/products/detail/nte-electronics-inc/NTE3140/11653644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NP Transisto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digikey.com/en/products/detail/nte-electronics-inc/2N3906/11653409" xlink:type="simple">https://www.digikey.com/en/products/detail/nte-electronics-inc/2N3906/11653409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PN Transisto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digikey.com/en/products/detail/onsemi/2N4401TFR/458820" xlink:type="simple">https://www.digikey.com/en/products/detail/onsemi/2N4401TFR/458820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der 24 pin 2.54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en/products/detail/sullins-connector-solutions/PRPC024SAAN-RC/2775230" xlink:type="simple">https://www.digikey.com/en/products/detail/sullins-connector-solutions/PRPC024SAAN-RC/2775230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der 3x8 pin 2.54mm p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digikey.com/en/products/detail/samtec-inc/TSW-108-07-T-T/7868980" xlink:type="simple">https://www.digikey.com/en/products/detail/samtec-inc/TSW-108-07-T-T/7868980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mper 2x8 2.54mm p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digikey.com/en/products/detail/würth-elektronik/60910813421/9920889" xlink:type="simple">https://www.digikey.com/en/products/detail/würth-elektronik/60910813421/9920889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FC 2x12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en/products/detail/adam-tech/BHR-24-VUA/9832347" xlink:type="simple">https://www.digikey.com/en/products/detail/adam-tech/BHR-24-VUA/9832347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C 26 1mm pitch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en/products/detail/molex/0522072633/4444523" xlink:type="simple">https://www.digikey.com/en/products/detail/molex/0522072633/4444523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ari keyboard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en/products/detail/edac-inc/342-024-523-101/10856286" xlink:type="simple">https://www.digikey.com/en/products/detail/edac-inc/342-024-523-101/10856286</text:a></text:p>
          </table:table-cell>
          <table:table-cell office:value-type="string" calcext:value-type="string">
            <text:p>Unverified compatibility of this modern connector, that is hard to sour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ery h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en/products/detail/mpd-memory-protection-devices/BH9VPC/31510" xlink:type="simple">https://www.digikey.com/en/products/detail/mpd-memory-protection-devices/BH9VPC/31510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en/products/detail/e-switch/EG1224/502052" xlink:type="simple">https://www.digikey.com/en/products/detail/e-switch/EG1224/502052</text:a>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9T17:16:40.195000000</meta:creation-date>
    <dc:date>2021-12-09T19:34:33.678000000</dc:date>
    <meta:editing-duration>PT5M2S</meta:editing-duration>
    <meta:editing-cycles>2</meta:editing-cycles>
    <meta:generator>LibreOffice/7.1.3.2$Windows_X86_64 LibreOffice_project/47f78053abe362b9384784d31a6e56f8511eb1c1</meta:generator>
    <meta:document-statistic meta:table-count="1" meta:cell-count="50" meta:object-count="0"/>
  </office:meta>
</office:document-meta>
</file>